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Georgia" svg:font-family="Georgia, 'Times New Roman', Times, serif"/>
    <style:font-face style:name="STIXGeneral" svg:font-family="STIXGeneral"/>
    <style:font-face style:name="STIXSizeOneSym" svg:font-family="STIXSizeOneSym"/>
    <style:font-face style:name="STIXVariants" svg:font-family="STIXVariant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a4a" officeooo:paragraph-rsid="00106a4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242729" style:font-name="Georgia" fo:font-size="11.25pt" fo:letter-spacing="normal" fo:font-style="normal" fo:font-weight="normal"/>
    </style:style>
    <style:style style:name="T4" style:family="text">
      <style:text-properties fo:font-variant="normal" fo:text-transform="none" fo:color="#242729" style:text-line-through-style="none" style:text-line-through-type="none" style:font-name="inherit" fo:font-size="11.25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fo:font-variant="normal" fo:text-transform="none" fo:color="#242729" style:text-line-through-style="none" style:text-line-through-type="none" style:font-name="STIXGeneral" fo:font-size="11.25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242729" style:text-line-through-style="none" style:text-line-through-type="none" style:font-name="STIXGeneral" fo:font-size="11.25pt" fo:letter-spacing="normal" fo:font-style="italic" style:text-underline-style="none" fo:font-weight="normal" style:text-blinking="false" loext:padding="0in" loext:border="none"/>
    </style:style>
    <style:style style:name="T7" style:family="text">
      <style:text-properties fo:font-variant="normal" fo:text-transform="none" fo:color="#242729" style:text-line-through-style="none" style:text-line-through-type="none" style:font-name="STIXGeneral" fo:font-size="8.25pt" fo:letter-spacing="normal" fo:font-style="normal" style:text-underline-style="none" fo:font-weight="normal" style:text-blinking="false" loext:padding="0in" loext:border="none"/>
    </style:style>
    <style:style style:name="T8" style:family="text">
      <style:text-properties fo:font-variant="normal" fo:text-transform="none" fo:color="#242729" style:text-line-through-style="none" style:text-line-through-type="none" style:font-name="STIXGeneral" fo:font-size="8.25pt" fo:letter-spacing="normal" fo:font-style="italic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242729" style:text-line-through-style="none" style:text-line-through-type="none" style:font-name="STIXSizeOneSym" fo:font-size="12.75pt" fo:letter-spacing="normal" fo:font-style="normal" style:text-underline-style="none" fo:font-weight="normal" style:text-blinking="false" loext:padding="0in" loext:border="none"/>
    </style:style>
    <style:style style:name="T10" style:family="text">
      <style:text-properties fo:font-variant="normal" fo:text-transform="none" fo:color="#242729" style:text-line-through-style="none" style:text-line-through-type="none" style:font-name="STIXVariants" fo:font-size="11.2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242729"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100n^3 is O(5*2^n)</text:p>
      <text:p text:style-name="P1">100n^3 &lt; 5*2^n</text:p>
      <text:p text:style-name="P1">2^n &gt; 20n^3</text:p>
      <text:p text:style-name="P1">for n = 17 the inequality holds s.t 100n^3 is better than 5*2^n</text:p>
      <text:p text:style-name="P1">2^17 &gt; 20*17^3</text:p>
      <text:p text:style-name="P1"/>
      <text:p text:style-name="P1">2.</text:p>
      <text:p text:style-name="P1">3*2^n, 2n^2+4n^3, 5n^3, 2n^2, 3n+2nlogn, 13n + 2logn, 15n, 10+logn, 1250*2^45</text:p>
      <text:p text:style-name="P1"/>
      <text:p text:style-name="P1">3.</text:p>
      <text:p text:style-name="P1">3<text:span text:style-name="T1">rd</text:span> line – 4op</text:p>
      <text:p text:style-name="P1">4<text:span text:style-name="T1">th</text:span> line – 2n op</text:p>
      <text:p text:style-name="P1">5<text:span text:style-name="T1">th</text:span> line – n(n+1)/2 </text:p>
      <text:p text:style-name="P1">6<text:span text:style-name="T1">th</text:span> line – 1 op</text:p>
      <text:p text:style-name="P1">7<text:span text:style-name="T1">th</text:span> line – 2n</text:p>
      <text:p text:style-name="P1">8<text:span text:style-name="T1">th</text:span> line – 3op</text:p>
      <text:p text:style-name="P1">9<text:span text:style-name="T1">th</text:span> line 1 op</text:p>
      <text:p text:style-name="P1"/>
      <text:p text:style-name="P1">4 + n(n+1)/2 + 2n + 2n * 3 + 1 </text:p>
      <text:p text:style-name="P1">we can eliminate the lower degree and the constants so we have O(n^2) complexity </text:p>
      <text:p text:style-name="P1"/>
      <text:p text:style-name="P1"><text:a xlink:type="simple" xlink:href="https://repl.it/@_Ann_/3-mine" text:style-name="Internet_20_link" text:visited-style-name="Visited_20_Internet_20_Link">https://repl.it/@_Ann_/3-mine</text:a> – my implementation</text:p>
      <text:p text:style-name="P1"/>
      <text:p text:style-name="P1">4.</text:p>
      <text:p text:style-name="P1"><text:a xlink:type="simple" xlink:href="https://scontent.fevn1-2.fna.fbcdn.net/v/t1.15752-9/41676305_324919591391089_1535726098543804416_n.png?_nc_cat=0&amp;oh=65a05cebc87997ffdbff210013b816ab&amp;oe=5C279C91" text:style-name="Internet_20_link" text:visited-style-name="Visited_20_Internet_20_Link">https://scontent.fevn1-2.fna.fbcdn.net/v/t1.15752-9/41676305_324919591391089_1535726098543804416_n.png?_nc_cat=0&amp;oh=65a05cebc87997ffdbff210013b816ab&amp;oe=5C279C91</text:a> </text:p>
      <text:p text:style-name="P1"/>
      <text:p text:style-name="P1"/>
      <text:p text:style-name="P1"><text:a xlink:type="simple" xlink:href="https://scontent.fevn1-2.fna.fbcdn.net/v/t1.15752-9/41815197_1892031747549062_3034858873862225920_n.png?_nc_cat=0&amp;oh=3dbd466f0e9f42c17dae5d2b2dd39ce1&amp;oe=5C228BD7" text:style-name="Internet_20_link" text:visited-style-name="Visited_20_Internet_20_Link">https://scontent.fevn1-2.fna.fbcdn.net/v/t1.15752-9/41815197_1892031747549062_3034858873862225920_n.png?_nc_cat=0&amp;oh=3dbd466f0e9f42c17dae5d2b2dd39ce1&amp;oe=5C228BD7</text:a> </text:p>
      <text:p text:style-name="P1"/>
      <text:p text:style-name="P1"/>
      <text:p text:style-name="P1">1<text:span text:style-name="T1">st</text:span> graph my implementations </text:p>
      <text:p text:style-name="P1"><text:s/>2<text:span text:style-name="T1">nd</text:span> one the given algorithm</text:p>
      <text:p text:style-name="P1"/>
      <text:p text:style-name="P1"/>
      <text:p text:style-name="P1">5.</text:p>
      <text:p text:style-name="P1"/>
      <text:p text:style-name="P1"><text:span text:style-name="T3">if </text:span><text:bookmark text:name="MathJax-Element-18-Frame"/><text:bookmark text:name="MathJax-Span-174"/><text:bookmark text:name="MathJax-Span-175"/><text:bookmark text:name="MathJax-Span-176"/><text:span text:style-name="T6">f</text:span><text:bookmark text:name="MathJax-Span-177"/><text:span text:style-name="T5">(</text:span><text:bookmark text:name="MathJax-Span-178"/><text:span text:style-name="T6">n</text:span><text:bookmark text:name="MathJax-Span-179"/><text:span text:style-name="T5">)</text:span><text:span text:style-name="T11"> </text:span><text:span text:style-name="T3">is </text:span><text:bookmark text:name="MathJax-Element-19-Frame"/><text:bookmark text:name="MathJax-Span-180"/><text:bookmark text:name="MathJax-Span-181"/><text:bookmark text:name="MathJax-Span-182"/><text:span text:style-name="T5">Θ</text:span><text:bookmark text:name="MathJax-Span-183"/><text:bookmark text:name="MathJax-Span-184"/><text:bookmark text:name="MathJax-Span-185"/><text:span text:style-name="T9">(</text:span><text:bookmark text:name="MathJax-Span-186"/><text:span text:style-name="T6">g</text:span><text:bookmark text:name="MathJax-Span-187"/><text:span text:style-name="T5">(</text:span><text:bookmark text:name="MathJax-Span-188"/><text:span text:style-name="T6">n</text:span><text:bookmark text:name="MathJax-Span-189"/><text:span text:style-name="T5">)</text:span><text:bookmark text:name="MathJax-Span-190"/><text:bookmark text:name="MathJax-Span-191"/><text:bookmark text:name="MathJax-Span-192"/><text:span text:style-name="T9">)</text:span><text:span text:style-name="T3">, then </text:span><text:bookmark text:name="MathJax-Element-20-Frame"/><text:bookmark text:name="MathJax-Span-193"/><text:bookmark text:name="MathJax-Span-194"/><text:bookmark text:name="MathJax-Span-195"/><text:span text:style-name="T6">f</text:span><text:bookmark text:name="MathJax-Span-196"/><text:span text:style-name="T5">(</text:span><text:bookmark text:name="MathJax-Span-197"/><text:span text:style-name="T6">n</text:span><text:bookmark text:name="MathJax-Span-198"/><text:span text:style-name="T5">)</text:span><text:span text:style-name="T11"> </text:span><text:span text:style-name="T3">is </text:span><text:bookmark text:name="MathJax-Element-21-Frame"/><text:bookmark text:name="MathJax-Span-199"/><text:bookmark text:name="MathJax-Span-200"/><text:bookmark text:name="MathJax-Span-201"/><text:span text:style-name="T6">O</text:span><text:bookmark text:name="MathJax-Span-202"/><text:bookmark text:name="MathJax-Span-203"/><text:bookmark text:name="MathJax-Span-204"/><text:span text:style-name="T9">(</text:span><text:bookmark text:name="MathJax-Span-205"/><text:span text:style-name="T6">g</text:span><text:bookmark text:name="MathJax-Span-206"/><text:span text:style-name="T5">(</text:span><text:bookmark text:name="MathJax-Span-207"/><text:span text:style-name="T6">n</text:span><text:bookmark text:name="MathJax-Span-208"/><text:span text:style-name="T5">)</text:span><text:bookmark text:name="MathJax-Span-209"/><text:bookmark text:name="MathJax-Span-210"/><text:bookmark text:name="MathJax-Span-211"/><text:span text:style-name="T9">)</text:span><text:span text:style-name="T3">, and there are a positive constant </text:span><text:bookmark text:name="MathJax-Element-22-Frame"/><text:bookmark text:name="MathJax-Span-212"/><text:bookmark text:name="MathJax-Span-213"/><text:bookmark text:name="MathJax-Span-214"/><text:span text:style-name="T6">c</text:span><text:span text:style-name="T11"> </text:span><text:span text:style-name="T3">and an </text:span><text:bookmark text:name="MathJax-Element-23-Frame"/><text:bookmark text:name="MathJax-Span-215"/><text:bookmark text:name="MathJax-Span-216"/><text:bookmark text:name="MathJax-Span-217"/><text:bookmark text:name="MathJax-Span-218"/><text:span text:style-name="T6">n</text:span><text:bookmark text:name="MathJax-Span-219"/><text:span text:style-name="T7">0</text:span><text:bookmark text:name="MathJax-Span-220"/><text:span text:style-name="T4">∈</text:span><text:bookmark text:name="MathJax-Span-221"/><text:bookmark text:name="MathJax-Span-222"/><text:bookmark text:name="MathJax-Span-223"/><text:span text:style-name="T4">ℕ</text:span><text:span text:style-name="T11"> </text:span><text:span text:style-name="T3">such that </text:span><text:bookmark text:name="MathJax-Element-24-Frame"/><text:bookmark text:name="MathJax-Span-224"/><text:bookmark text:name="MathJax-Span-225"/><text:bookmark text:name="MathJax-Span-226"/><text:bookmark text:name="MathJax-Span-227"/><text:bookmark text:name="MathJax-Span-228"/><text:span text:style-name="T10">|</text:span><text:bookmark text:name="MathJax-Span-229"/><text:span text:style-name="T6">f</text:span><text:bookmark text:name="MathJax-Span-230"/><text:span text:style-name="T5">(</text:span><text:bookmark text:name="MathJax-Span-231"/><text:span text:style-name="T6">n</text:span><text:bookmark text:name="MathJax-Span-232"/><text:span text:style-name="T5">)</text:span><text:bookmark text:name="MathJax-Span-233"/><text:bookmark text:name="MathJax-Span-234"/><text:bookmark text:name="MathJax-Span-235"/><text:span text:style-name="T10">|</text:span><text:bookmark text:name="MathJax-Span-236"/><text:span text:style-name="T4">≤</text:span><text:bookmark text:name="MathJax-Span-237"/><text:span text:style-name="T6">c</text:span><text:bookmark text:name="MathJax-Span-238"/><text:bookmark text:name="MathJax-Span-239"/><text:bookmark text:name="MathJax-Span-240"/><text:span text:style-name="T10">|</text:span><text:bookmark text:name="MathJax-Span-241"/><text:span text:style-name="T6">g</text:span><text:bookmark text:name="MathJax-Span-242"/><text:span text:style-name="T5">(</text:span><text:bookmark text:name="MathJax-Span-243"/><text:span text:style-name="T6">n</text:span><text:bookmark text:name="MathJax-Span-244"/><text:span text:style-name="T5">)</text:span><text:bookmark text:name="MathJax-Span-245"/><text:bookmark text:name="MathJax-Span-246"/><text:bookmark text:name="MathJax-Span-247"/><text:span text:style-name="T10">|</text:span><text:span text:style-name="T11"> </text:span><text:span text:style-name="T3">for all </text:span><text:bookmark text:name="MathJax-Element-25-Frame"/><text:bookmark text:name="MathJax-Span-248"/><text:bookmark text:name="MathJax-Span-249"/><text:bookmark text:name="MathJax-Span-250"/><text:span text:style-name="T6">n</text:span><text:bookmark text:name="MathJax-Span-251"/><text:span text:style-name="T4">≥</text:span><text:bookmark text:name="MathJax-Span-252"/><text:bookmark text:name="MathJax-Span-253"/><text:span text:style-name="T6">n</text:span><text:bookmark text:name="MathJax-Span-254"/><text:span text:style-name="T7">0</text:span><text:span text:style-name="T3">. But then </text:span><text:bookmark text:name="MathJax-Element-26-Frame"/><text:bookmark text:name="MathJax-Span-255"/><text:bookmark text:name="MathJax-Span-256"/><text:bookmark text:name="MathJax-Span-257"/><text:bookmark text:name="MathJax-Span-258"/><text:bookmark text:name="MathJax-Span-259"/><text:span text:style-name="T10">|</text:span><text:bookmark text:name="MathJax-Span-260"/><text:span text:style-name="T6">g</text:span><text:bookmark text:name="MathJax-Span-261"/><text:span text:style-name="T5">(</text:span><text:bookmark text:name="MathJax-Span-262"/><text:span text:style-name="T6">n</text:span><text:bookmark text:name="MathJax-Span-263"/><text:span text:style-name="T5">)</text:span><text:bookmark text:name="MathJax-Span-264"/><text:bookmark text:name="MathJax-Span-265"/><text:bookmark text:name="MathJax-Span-266"/><text:span text:style-name="T10">|</text:span><text:bookmark text:name="MathJax-Span-267"/><text:span text:style-name="T4">≥</text:span><text:bookmark text:name="MathJax-Span-268"/><text:bookmark text:name="MathJax-Span-269"/><text:span text:style-name="T7">1</text:span><text:bookmark text:name="MathJax-Span-270"/><text:span text:style-name="T7">/</text:span><text:span text:style-name="T8">c</text:span><text:bookmark text:name="MathJax-Span-271"/><text:bookmark text:name="MathJax-Span-272"/><text:bookmark text:name="MathJax-Span-273"/><text:span text:style-name="T10">|</text:span><text:bookmark text:name="MathJax-Span-274"/><text:span text:style-name="T6">f</text:span><text:bookmark text:name="MathJax-Span-275"/><text:span text:style-name="T5">(</text:span><text:bookmark text:name="MathJax-Span-276"/><text:span text:style-name="T6">n</text:span><text:bookmark text:name="MathJax-Span-277"/><text:span text:style-name="T5">)</text:span><text:bookmark text:name="MathJax-Span-278"/><text:bookmark text:name="MathJax-Span-279"/><text:bookmark text:name="MathJax-Span-280"/><text:span text:style-name="T10">|</text:span><text:span text:style-name="T11"> </text:span><text:span text:style-name="T3">for all </text:span><text:bookmark text:name="MathJax-Element-27-Frame"/><text:bookmark text:name="MathJax-Span-281"/><text:bookmark text:name="MathJax-Span-282"/><text:bookmark text:name="MathJax-Span-283"/><text:span text:style-name="T6">n</text:span><text:bookmark text:name="MathJax-Span-284"/><text:span text:style-name="T4">≥</text:span><text:bookmark text:name="MathJax-Span-285"/><text:bookmark text:name="MathJax-Span-286"/><text:span text:style-name="T6">n</text:span><text:bookmark text:name="MathJax-Span-287"/><text:span text:style-name="T7">0</text:span><text:span text:style-name="T3">, and </text:span><text:bookmark text:name="MathJax-Element-28-Frame"/><text:bookmark text:name="MathJax-Span-288"/><text:bookmark text:name="MathJax-Span-289"/><text:bookmark text:name="MathJax-Span-290"/><text:bookmark text:name="MathJax-Span-291"/><text:span text:style-name="T7">1</text:span><text:bookmark text:name="MathJax-Span-292"/><text:span text:style-name="T7">/</text:span><text:span text:style-name="T8">c</text:span><text:bookmark text:name="MathJax-Span-293"/><text:span text:style-name="T5">&gt;</text:span><text:bookmark text:name="MathJax-Span-294"/><text:span text:style-name="T5">0</text:span><text:span text:style-name="T3">, so </text:span><text:bookmark text:name="MathJax-Element-29-Frame"/><text:bookmark text:name="MathJax-Span-295"/><text:bookmark text:name="MathJax-Span-296"/><text:bookmark text:name="MathJax-Span-297"/><text:span text:style-name="T6">g</text:span><text:bookmark text:name="MathJax-Span-298"/><text:span text:style-name="T5">(</text:span><text:bookmark text:name="MathJax-Span-299"/><text:span text:style-name="T6">n</text:span><text:bookmark text:name="MathJax-Span-300"/><text:span text:style-name="T5">)</text:span><text:span text:style-name="T3">is </text:span><text:bookmark text:name="MathJax-Element-30-Frame"/><text:bookmark text:name="MathJax-Span-301"/><text:bookmark text:name="MathJax-Span-302"/><text:bookmark text:name="MathJax-Span-303"/><text:span text:style-name="T5">Ω</text:span><text:bookmark text:name="MathJax-Span-304"/><text:bookmark text:name="MathJax-Span-305"/><text:bookmark text:name="MathJax-Span-306"/><text:span text:style-name="T9">(</text:span><text:bookmark text:name="MathJax-Span-307"/><text:span text:style-name="T6">f</text:span><text:bookmark text:name="MathJax-Span-308"/><text:span text:style-name="T5">(</text:span><text:bookmark text:name="MathJax-Span-309"/><text:span text:style-name="T6">n</text:span><text:bookmark text:name="MathJax-Span-310"/><text:span text:style-name="T5">)</text:span><text:bookmark text:name="MathJax-Span-311"/><text:bookmark text:name="MathJax-Span-312"/><text:bookmark text:name="MathJax-Span-313"/><text:span text:style-name="T9">)</text:span><text:span text:style-name="T3">.</text:span></text:p>
      <text:p text:style-name="P1"/>
      <text:p text:style-name="P1"/>
      <text:p text:style-name="P1">6.</text:p>
      <text:p text:style-name="P1"/>
      <text:p text:style-name="P1"><text:a xlink:type="simple" xlink:href="https://repl.it/@_Ann_/6" text:style-name="Internet_20_link" text:visited-style-name="Visited_20_Internet_20_Link">https://repl.it/@_Ann_/6</text:a></text:p>
      <text:p text:style-name="P1"/>
      <text:p text:style-name="P1"><text:soft-page-break/></text:p>
      <text:p text:style-name="P1">7.</text:p>
      <text:p text:style-name="P1"/>
      <text:p text:style-name="P1"><text:a xlink:type="simple" xlink:href="https://repl.it/@_Ann_/7" text:style-name="Internet_20_link" text:visited-style-name="Visited_20_Internet_20_Link">https://repl.it/@_Ann_/7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Georgia" svg:font-family="Georgia, 'Times New Roman', Times, serif"/>
    <style:font-face style:name="STIXGeneral" svg:font-family="STIXGeneral"/>
    <style:font-face style:name="STIXSizeOneSym" svg:font-family="STIXSizeOneSym"/>
    <style:font-face style:name="STIXVariants" svg:font-family="STIXVariant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3:46:02.945880465</meta:creation-date>
    <dc:date>2018-09-13T23:56:19.555405827</dc:date>
    <meta:editing-duration>PT10M18S</meta:editing-duration>
    <meta:editing-cycles>1</meta:editing-cycles>
    <meta:document-statistic meta:table-count="0" meta:image-count="0" meta:object-count="0" meta:page-count="2" meta:paragraph-count="30" meta:word-count="143" meta:character-count="1104" meta:non-whitespace-character-count="976"/>
    <meta:generator>LibreOffice/5.1.6.2$Linux_X86_64 LibreOffice_project/10m0$Build-2</meta:generator>
  </office:meta>
</office:document-meta>
</file>